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orphans="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nvergência entre redes com fio e sem fio - BYOD </text:h>
      <text:p text:style-name="Text_20_body"><text:span text:style-name="Emphasis">BYOD </text:span>, do inglês “bring your own device” , significa “traga seu próprio dispositivo”, é um conceito o qual tem sentido de que os funcionários podem optar por usar no ambiente de trabalho seus próprios dispositivos pessoais, sem a necessidade de usar uma máquina custeada pela companhia (BRING..., 2019, <text:span text:style-name="Emphasis">on-line </text:span>). </text:p>
      <text:p text:style-name="Text_20_body">Para possibilitar o acesso conveniente a rede sem fio no ambiente corporativo, o mais adequado é que a organização ofereça um ponto de acesso sem fio, também conhecido como hotspot, ou WLAN (Rede Local Sem Fio).  Dessa forma, os usuários não precisam consumir seu plano de dados do smartphone e provavelmente terão taxas mais altas na rede corporativa do que a partir de protocolos 3G ou 4G. </text:p>
      <text:p text:style-name="Text_20_body">Esse ponto de acesso sem fio, no entanto, deve permitir a conexão com a rede local cabeada, de forma a compartilhar os recursos da rede com os usuários wireless, seja acesso aos servidores de arquivos, e-mail e a aplicação das políticas de segurança com regras de firewall apropriadas. </text:p>
      <text:h text:style-name="Heading_20_3" text:outline-level="3">Vamos Praticar </text:h>
      <text:p text:style-name="Text_20_body">Convido você a refletir sobre um cenário em que o acesso sem fio no ambiente corporativo pode ser necessário. A partir dessa reflexão relacione as consequências em termos de políticas e infraestrutura que a empresa deve considerar na decisão de implantar uma rede sem fio corporativa. Ao final disponibilize seu trabalho no fórum da seção. </text:p>
      <text:h text:style-name="Heading_20_1" text:outline-level="1">Referências </text:h>
      <text:p text:style-name="Text_20_body">BRING your own device: que tal levar seus próprios dispositivos para o trabalho? <text:span text:style-name="Strong_20_Emphasis">Olhar Digital </text:span>. 2012. Disponível em: &lt; <text:a xlink:type="simple" xlink:href="https://olhardigital.com.br/noticia/bring-your-own-device-que-tal-levar-os-proprios-dispositivos-para-trabalhar/26418/" office:target-frame-name="_blank" xlink:show="new" text:style-name="Internet_20_link" text:visited-style-name="Visited_20_Internet_20_Link">https://olhardigital.com.br/noticia/bring-your-own-device-que-tal-levar-os-proprios-dispositivos-para-trabalhar/26418/ </text:a>&gt;. Acesso em: 21 abr. 2019.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6T17:11:36.447076926</meta:creation-date>
    <dc:date>2022-06-26T17:12:01.026924074</dc:date>
    <meta:editing-duration>PT24S</meta:editing-duration>
    <meta:editing-cycles>1</meta:editing-cycles>
    <meta:document-statistic meta:table-count="0" meta:image-count="0" meta:object-count="0" meta:page-count="1" meta:paragraph-count="8" meta:word-count="261" meta:character-count="1676" meta:non-whitespace-character-count="1414"/>
    <meta:generator>LibreOffice/7.2.7.2$Linux_X86_64 LibreOffice_project/20$Build-2</meta:generator>
  </office:meta>
</office:document-meta>
</file>